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00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0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72cm" svg:y1="4.513cm" svg:x2="14.615cm" svg:y2="4.513cm">
          <text:p/>
        </draw:line>
        <draw:custom-shape draw:style-name="gr2" draw:text-style-name="P2" xml:id="id1" draw:id="id1" draw:layer="layout" svg:width="0.305cm" svg:height="0.356cm" svg:x="3.24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4.256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05cm" svg:height="0.356cm" svg:x="5.272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6.288cm" svg:y="4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8.32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5cm" svg:height="0.356cm" svg:x="9.336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76cm" svg:y1="4.275cm" svg:x2="2.376cm" svg:y2="4.783cm">
          <text:p/>
        </draw:line>
        <draw:frame draw:style-name="gr5" draw:text-style-name="P5" draw:layer="layout" svg:width="0.853cm" svg:height="0.962cm" svg:x="2.941cm" svg:y="4.578cm">
          <draw:text-box>
            <text:p>1</text:p>
          </draw:text-box>
        </draw:frame>
        <draw:frame draw:style-name="gr5" draw:text-style-name="P5" draw:layer="layout" svg:width="0.853cm" svg:height="0.962cm" svg:x="5.042cm" svg:y="4.578cm">
          <draw:text-box>
            <text:p>3</text:p>
          </draw:text-box>
        </draw:frame>
        <draw:frame draw:style-name="gr6" draw:text-style-name="P6" draw:layer="layout" svg:width="2.026cm" svg:height="0.954cm" svg:x="1.201cm" svg:y="3.181cm">
          <draw:text-box>
            <text:p><text:span text:style-name="T1">Φ</text:span><text:span text:style-name="T1">(</text:span><text:span text:style-name="T1">3</text:span><text:span text:style-name="T1">5</text:span><text:span text:style-name="T1">)</text:span></text:p>
          </draw:text-box>
        </draw:frame>
        <draw:connector draw:style-name="gr7" draw:text-style-name="P1" draw:layer="layout" draw:type="curve" svg:x1="3.393cm" svg:y1="4.36cm" svg:x2="5.425cm" svg:y2="4.36cm" draw:start-shape="id1" draw:start-glue-point="4" draw:end-shape="id2" draw:end-glue-point="4" svg:d="M3393 4360c0-751 2032-751 2032 0" svg:viewBox="0 0 2033 564">
          <text:p/>
        </draw:connector>
        <draw:frame draw:style-name="gr8" draw:text-style-name="P5" draw:layer="layout" svg:width="1.035cm" svg:height="0.962cm" svg:x="14.797cm" svg:y="3.929cm">
          <draw:text-box>
            <text:p>...</text:p>
          </draw:text-box>
        </draw:frame>
        <draw:custom-shape draw:style-name="gr3" draw:text-style-name="P3" draw:layer="layout" svg:width="0.305cm" svg:height="0.356cm" svg:x="10.352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05cm" svg:height="0.356cm" svg:x="11.368cm" svg:y="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5cm" svg:height="0.356cm" svg:x="12.384cm" svg:y="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56cm" svg:x="13.4cm" svg:y="4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53cm" svg:height="0.962cm" svg:x="11.143cm" svg:y="4.578cm">
          <draw:text-box>
            <text:p>9</text:p>
          </draw:text-box>
        </draw:frame>
        <draw:frame draw:style-name="gr9" draw:text-style-name="P5" draw:layer="layout" svg:width="1.192cm" svg:height="0.994cm" svg:x="13.143cm" svg:y="4.578cm">
          <draw:text-box>
            <text:p>11</text:p>
          </draw:text-box>
        </draw:frame>
        <draw:custom-shape draw:style-name="gr3" draw:text-style-name="P3" draw:layer="layout" svg:width="0.305cm" svg:height="0.356cm" svg:x="7.288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5.425cm" svg:y1="4.36cm" svg:x2="11.521cm" svg:y2="4.362cm" draw:start-shape="id2" draw:start-glue-point="4" draw:end-shape="id3" draw:end-glue-point="4" svg:d="M5425 4360c0-751 6096-752 6096 2" svg:viewBox="0 0 6097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2:22:11.339230125</meta:creation-date>
    <dc:date>2019-07-28T12:50:36.720536467</dc:date>
    <meta:editing-duration>PT15M10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